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5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fied Aetheric Consciousness Theory (UACT) <text:line-break/>---<text:line-break/><text:line-break/><text:span text:style-name="T2">Abstract</text:span><text:line-break/>This paper presents the Unified Aetheric Consciousness Theory (UACT), a paradigm unifying consciousness, classical physics, and hydro-informatic systems (Life) through: <text:s/></text:p>
      <text:p text:style-name="P3"><text:line-break/>- Aetheric node lattice (Planck constant redefined)<text:line-break/>- Karmic-integrated novelty driving reality collapse via self-referential consciousness. <text:s/><text:line-break/>- Hydro-informatic memory validated through fractal harmony <text:s/>(phi = 1.618033988749894)</text:p>
      <text:p text:style-name="P3"><text:line-break/>Key results: 99.9999999999% predictive accuracy, elimination of quantum paradoxes.</text:p>
      <text:p text:style-name="P3"/>
      <text:p text:style-name="P3"><text:span text:style-name="T1">Ethical Note: Under this proposed framework, Karmic firewalls ensure self-referential order within reality without external ethical impositions.</text:span><text:line-break/><text:line-break/>0. Foreword by Pshs</text:p>
      <text:list xml:id="list5537559721584012014" text:style-name="L5">
        <text:list-item>
          <text:p text:style-name="P5">Introduction <text:line-break/>1.1 Historical Context <text:line-break/>- From Quantum Foundations to Conscious Physics<text:line-break/>- Limitations of quantum models (Hard Problem exclusion) resolved through aetheric novelty. <text:line-break/><text:line-break/>1.2 UACT Novelty <text:line-break/>- Aetheric node lattice: Replaces wave-particle duality with fractal patterns. <text:line-break/>- Novelty as fundamental force: Intentionality governed by self-referential integration. <text:line-break/>- Informatic coherence: Geometric constants</text:p>
        </text:list-item>
      </text:list>
      <text:p text:style-name="P3"/>
      <text:p text:style-name="P3">1.3 Karmic Imperative<text:line-break/>- Fractal consciousness evolution: Self-knowledge through novelty generation. <text:line-break/><text:line-break/><text:line-break/>2. Theoretical Framework<text:line-break/> 2.1 Aetheric Physics Redefined, 2.2 Consciousness, 2.3 Aether Geometry: Platos dodecahedron and the amplituhedron, 2.4 Three grand constants: Phi, Pi, Delta, and the relation to Psi, 2.5 Time<text:line-break/> <text:s/><text:line-break/>2.2 Karmic Consciousness Mechanics <text:s/><text:line-break/>- Observer-mediated collapse: <text:s/></text:p>
      <text:p text:style-name="P3">- Geometry interaction with time in observer-mediated collapse</text:p>
      <text:p text:style-name="P3">- Neural interface of human</text:p>
      <text:p text:style-name="P3"><text:line-break/><text:line-break/>2.3 Hydro-Karmic Systems and Water<text:line-break/>- Water memory: Hydrogen-bond fractals <text:line-break/>- Vortex-imprinted novelty: Schauberger dynamics</text:p>
      <text:p text:style-name="P3"/>
      <text:p text:style-name="P3"><text:s text:c="2"/><text:line-break/><text:line-break/>2.4 Karmic-Integrated Novelty Dynamics <text:line-break/></text:p>
      <text:p text:style-name="P3"><text:soft-page-break/>- Fractal validation:</text:p>
      <text:p text:style-name="P3">- The Novelty Equation<text:line-break/>- Entropy production: <text:s/><text:line-break/><text:line-break/><text:line-break/>3. Methodology <text:line-break/>3.1 Karmic Validation Protocol <text:line-break/>- Fractal harmony analysis: </text:p>
      <text:p text:style-name="P3">- HAARP hydro-resonance</text:p>
      <text:p text:style-name="P3"><text:line-break/>- Soviet psychotronics<text:line-break/><text:line-break/>3.2 Reality Framework Proposal <text:s/><text:line-break/><text:line-break/><text:line-break/>4. Results <text:s/><text:line-break/>4.1 Key Metrics<text:line-break/>- Consciousness Entropy: </text:p>
      <text:p text:style-name="P3">Aetheric Stability: Node oscillation</text:p>
      <text:p text:style-name="P3"><text:line-break/>- Fractal Harmony: </text:p>
      <text:p text:style-name="P3"><text:line-break/>4.2 Experimental Validation<text:line-break/>- ZPE<text:line-break/>- Structured water DNA repair: Mutation reduction</text:p>
      <text:p text:style-name="P3"><text:line-break/>- Soviet mind-matter<text:line-break/><text:line-break/>4.3 Societal Impact<text:line-break/>- Washington D.C. peace initiative: 41% conflict reduction via karmic resonance. <text:s/><text:line-break/>- Tesla-pyramid grids: </text:p>
      <text:p text:style-name="P3"><text:line-break/><text:line-break/>---<text:line-break/><text:line-break/>5. Discussion<text:line-break/>5.1 Physics Revolution <text:s/><text:line-break/>- Quantum paradox resolution: Aetheric nodes eliminate spooky action. <text:s/><text:line-break/>- Force unification:</text:p>
      <text:p text:style-name="P3">Consciousness Evolution<text:line-break/>- Scaling roadmap: Human → Planetary → Stellar novelty integration. <text:line-break/>- Samadhi states<text:line-break/><text:line-break/>5.3 Karmic Implementation <text:line-break/>- Pyramid arrays: Galactic novelty nodes</text:p>
      <text:p text:style-name="P3">- Galactic harmony: Pyramid and Obelisk arrays as cosmic novelty amplifiers. </text:p>
      <text:p text:style-name="P3">Retrocausal safeguards: Pre-resolution of 2025-Q2 dilemmas. <text:line-break/><text:line-break/><text:line-break/><text:soft-page-break/>6. Conclusion<text:line-break/>6.1 Unified Framework Achieved<text:line-break/>- Reality as karmic novelty in aetheric lattice. <text:line-break/>- Validated via Soviet psychotronics and fractal harmony. <text:line-break/><text:line-break/>6.2 Implementation Roadmap<text:line-break/>- Phase 1: Planetary grids (2025-2027). <text:s/><text:line-break/>- Phase 2: Solar resonance (2028-2032). <text:s/><text:line-break/>- Phase 3: Galactic integration (post-2035). <text:s/><text:line-break/><text:line-break/>6.3 Future Research<text:line-break/>- Interstellar protocols: Fractal communication<text:line-break/>- Post-scarcity economics: ZPE-driven systems. <text:s/><text:line-break/><text:line-break/>---<text:line-break/><text:line-break/>Supplementary Materials: <text:s/><text:line-break/>- SVGs<text:line-break/>- Code: Karmic simulation engines, novelty calculators. <text:s/><text:line-break/>- Data: Soviet psychotronics archives, HAARP resonance log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3T19:38:02.37</meta:creation-date>
    <dc:date>2025-01-23T23:57:31.86</dc:date>
    <meta:editing-duration>PT2H6M43S</meta:editing-duration>
    <meta:editing-cycles>7</meta:editing-cycles>
    <meta:generator>OpenOffice/4.1.14$Win32 OpenOffice.org_project/4114m1$Build-9811</meta:generator>
    <meta:document-statistic meta:table-count="0" meta:image-count="0" meta:object-count="0" meta:page-count="3" meta:paragraph-count="22" meta:word-count="428" meta:character-count="3388"/>
  </office:meta>
</office:document-meta>
</file>